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thematica2" svg:font-family="Mathematica2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haroni" svg:font-family="Aharoni" style:font-pitch="variable"/>
    <style:font-face style:name="Microsoft Uighur" svg:font-family="'Microsoft Uighur'" style:font-pitch="variable"/>
    <style:font-face style:name="Adobe Caslon Pro" svg:font-family="'Adobe Caslon Pro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ndy" svg:font-family="Andy" style:font-family-generic="script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50%"/>
      <style:text-properties style:text-position="0% 100%"/>
    </style:style>
    <style:style style:name="P3" style:family="paragraph" style:parent-style-name="Standard">
      <style:paragraph-properties fo:line-height="150%" fo:text-align="start" style:justify-single-word="false"/>
      <style:text-properties style:text-position="0% 100%"/>
    </style:style>
    <style:style style:name="P4" style:family="paragraph" style:parent-style-name="Standard">
      <style:paragraph-properties fo:line-height="150%"/>
      <style:text-properties style:text-position="0% 100%" style:font-name="Segoe UI"/>
    </style:style>
    <style:style style:name="P5" style:family="paragraph" style:parent-style-name="Standard">
      <style:paragraph-properties fo:line-height="150%" fo:text-align="start" style:justify-single-word="false"/>
      <style:text-properties style:text-position="0% 100%" style:font-name="Segoe UI"/>
    </style:style>
    <style:style style:name="P6" style:family="paragraph" style:parent-style-name="Standard">
      <style:paragraph-properties fo:line-height="150%" fo:text-align="center" style:justify-single-word="false"/>
      <style:text-properties style:font-name="Adobe Caslon Pro"/>
    </style:style>
    <style:style style:name="P7" style:family="paragraph" style:parent-style-name="Standard">
      <style:paragraph-properties fo:line-height="150%" fo:text-align="center" style:justify-single-word="false"/>
      <style:text-properties style:font-name="Adobe Caslon Pro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Myriad Pro"/>
    </style:style>
    <style:style style:name="P9" style:family="paragraph" style:parent-style-name="Standard">
      <style:paragraph-properties fo:line-height="150%" fo:text-align="start" style:justify-single-word="false"/>
      <style:text-properties style:font-name="Segoe U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Courier New"/>
    </style:style>
    <style:style style:name="T5" style:family="text">
      <style:text-properties style:text-position="sub 58%" style:font-name="Microsoft Uighur"/>
    </style:style>
    <style:style style:name="T6" style:family="text">
      <style:text-properties style:text-position="sub 58%" style:font-name="Roman"/>
    </style:style>
    <style:style style:name="T7" style:family="text">
      <style:text-properties style:text-position="sub 58%" style:font-name="Aharoni"/>
    </style:style>
    <style:style style:name="T8" style:family="text">
      <style:text-properties style:text-position="sub 58%" style:font-name="Aparajita"/>
    </style:style>
    <style:style style:name="T9" style:family="text">
      <style:text-properties style:text-position="sub 58%" style:font-name="Cordia New"/>
    </style:style>
    <style:style style:name="T10" style:family="text">
      <style:text-properties style:text-position="sub 58%" style:font-name="Andy"/>
    </style:style>
    <style:style style:name="T11" style:family="text">
      <style:text-properties style:text-position="sub 58%" style:font-name="Segoe UI"/>
    </style:style>
    <style:style style:name="T12" style:family="text">
      <style:text-properties style:text-position="sub 58%" style:font-name="Myriad Pro"/>
    </style:style>
    <style:style style:name="T13" style:family="text">
      <style:text-properties style:text-position="0% 100%"/>
    </style:style>
    <style:style style:name="T14" style:family="text">
      <style:text-properties style:font-name="Courier New"/>
    </style:style>
    <style:style style:name="T15" style:family="text">
      <style:text-properties style:font-name="Adobe Caslon Pro"/>
    </style:style>
    <style:style style:name="T16" style:family="text">
      <style:text-properties style:font-name="Adobe Caslon Pro" fo:font-weight="bold" style:font-weight-asian="bold" style:font-weight-complex="bold"/>
    </style:style>
    <style:style style:name="T17" style:family="text">
      <style:text-properties style:font-name="Microsoft Uighur"/>
    </style:style>
    <style:style style:name="T18" style:family="text">
      <style:text-properties style:font-name="Roman"/>
    </style:style>
    <style:style style:name="T19" style:family="text">
      <style:text-properties style:font-name="Aharoni"/>
    </style:style>
    <style:style style:name="T20" style:family="text">
      <style:text-properties style:font-name="Aparajita"/>
    </style:style>
    <style:style style:name="T21" style:family="text">
      <style:text-properties style:font-name="Cordia New"/>
    </style:style>
    <style:style style:name="T22" style:family="text">
      <style:text-properties style:font-name="Andy"/>
    </style:style>
    <style:style style:name="T23" style:family="text">
      <style:text-properties style:font-name="Segoe UI"/>
    </style:style>
    <style:style style:name="T24" style:family="text">
      <style:text-properties style:font-name="Myriad Pro"/>
    </style:style>
    <style:style style:name="T2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adanie 1.3:</text:p>
      <text:p text:style-name="P1"><text:tab/><text:span text:style-name="T23">Ustalić naturalna k</text:span><text:span text:style-name="T11">max</text:span><text:span text:style-name="T23">. Wczytać k є {1, 2,...,k</text:span><text:span text:style-name="T11">max</text:span><text:span text:style-name="T23">} oraz różne węzły x</text:span><text:span text:style-name="T11">1</text:span><text:span text:style-name="T23">,x</text:span><text:span text:style-name="T11">2,</text:span><text:span text:style-name="T23">...,x</text:span><text:span text:style-name="T11">n</text:span><text:span text:style-name="T23"> gdzie n = 3k. Następnie wczytać dwa komplety wartości A</text:span><text:span text:style-name="T11">1</text:span><text:span text:style-name="T23">, A</text:span><text:span text:style-name="T11">2</text:span><text:span text:style-name="T23">,..., A</text:span><text:span text:style-name="T11">n</text:span><text:span text:style-name="T23"> i B</text:span><text:span text:style-name="T11">1</text:span><text:span text:style-name="T23">, B</text:span><text:span text:style-name="T11">2</text:span><text:span text:style-name="T23">,..., B</text:span><text:span text:style-name="T11">k</text:span><text:span text:style-name="T23">. Wyznaczyć w postaci Newtona wielomian interpolacyjny Hermite'a W = W(x) stopnia co najwyżej (4k - 1) spełniający warunki: W(x</text:span><text:span text:style-name="T11">i</text:span><text:span text:style-name="T23">) = A</text:span><text:span text:style-name="T11">i </text:span><text:span text:style-name="T23">dla i = 1,2,...,n oraz W'(x</text:span><text:span text:style-name="T11">3i</text:span><text:span text:style-name="T23">) = B</text:span><text:span text:style-name="T11">i</text:span><text:span text:style-name="T23"> dla i = 1,2,...,k. Wynik przedstawić równieżw postaci ogólnej.</text:span></text:p>
      <text:p text:style-name="P8"/>
      <text:p text:style-name="Standard"/>
      <text:p text:style-name="P6"><text:span text:style-name="T1">Metoda numeryczna</text:span><text:span text:style-name="T1">:</text:span></text:p>
      <text:p text:style-name="P9"><text:span text:style-name="T25">-</text:span><text:span text:style-name="T1"> </text:span>Wyznaczamy (wczytujemy) <text:s/>k<text:span text:style-name="T3">max. </text:span><text:span text:style-name="T13">; x</text:span><text:span text:style-name="T3">1</text:span><text:span text:style-name="T13">,x</text:span><text:span text:style-name="T3">2</text:span><text:span text:style-name="T13">,...,x</text:span><text:span text:style-name="T3">n</text:span><text:span text:style-name="T13"> (n = 3k); A</text:span><text:span text:style-name="T3">1</text:span><text:span text:style-name="T13">,A</text:span><text:span text:style-name="T3">2</text:span><text:span text:style-name="T13">,...,A</text:span><text:span text:style-name="T3">n</text:span><text:span text:style-name="T13">; B</text:span><text:span text:style-name="T3">1</text:span><text:span text:style-name="T13">,B</text:span><text:span text:style-name="T3">2</text:span><text:span text:style-name="T13">,...,B</text:span><text:span text:style-name="T3">k</text:span><text:span text:style-name="T13">;</text:span></text:p>
      <text:p text:style-name="P5">- Mając węzły, komplet wartości wielomianu i komplet wartości jego pochodnej, tworzymy zbiór wartości z<text:span text:style-name="T3">0</text:span>,z<text:span text:style-name="T3">1</text:span>,...,z<text:span text:style-name="T3">2n+1</text:span>, taki że z<text:span text:style-name="T3">2i</text:span> = z<text:span text:style-name="T3">2i+1</text:span> = x<text:span text:style-name="T3">i</text:span>;</text:p>
      <text:p text:style-name="P5">- Tworzymy tablicę różnic dzielonych dla z<text:span text:style-name="T3">0</text:span>,z<text:span text:style-name="T3">1</text:span>,...,z<text:span text:style-name="T3">2n+1</text:span> *;</text:p>
      <text:p text:style-name="P5">- W przypadku gdy dla punktu z<text:span text:style-name="T3">i</text:span> różnica dzielona wyjdzie 0/0, zastępujemy ją przez W'(z<text:span text:style-name="T3">i</text:span>);</text:p>
      <text:p text:style-name="P3"><text:span text:style-name="T23">- Sumujemy wartości współczynników po przekątnej tablicy *, w ten sposób powstaje wielomian interpolacyjny W(x);</text:span><text:line-break/></text:p>
      <text:p text:style-name="P2"><text:tab/><text:tab/><text:tab/><text:tab/><text:tab/> <text:s text:c="6"/><text:span text:style-name="T15"><text:s text:c="3"/></text:span><text:span text:style-name="T16"><text:s/>Adnotacje:</text:span></text:p>
      <text:p text:style-name="P4">* - należałoby zamienić nazwę „tablica” na coś co ma związek z wykorzystywaną strukturą matematyczną, typu trójkąt pascala czy coś podobn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thematica2" svg:font-family="Mathematica2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haroni" svg:font-family="Aharoni" style:font-pitch="variable"/>
    <style:font-face style:name="Microsoft Uighur" svg:font-family="'Microsoft Uighur'" style:font-pitch="variable"/>
    <style:font-face style:name="Adobe Caslon Pro" svg:font-family="'Adobe Caslon Pro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ndy" svg:font-family="Andy" style:font-family-generic="script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5T11:34:24.64</meta:creation-date>
    <meta:editing-duration>PT24M4S</meta:editing-duration>
    <meta:editing-cycles>8</meta:editing-cycles>
    <meta:generator>OpenOffice.org/3.3$Win32 OpenOffice.org_project/330m20$Build-9567</meta:generator>
    <dc:date>2012-10-15T11:58:13.54</dc:date>
    <dc:creator>Marcin Nieznam</dc:creator>
    <meta:document-statistic meta:table-count="0" meta:image-count="0" meta:object-count="0" meta:page-count="1" meta:paragraph-count="10" meta:word-count="164" meta:character-count="1089"/>
  </office:meta>
</office:document-meta>
</file>